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Calibri" fo:font-size="15pt" officeooo:paragraph-rsid="000a78d3" style:font-size-asian="15pt" style:font-size-complex="15pt"/>
    </style:style>
    <style:style style:name="P2" style:family="paragraph" style:parent-style-name="Standard">
      <style:text-properties style:font-name="Calibri" fo:font-size="15pt" officeooo:rsid="000aac89" officeooo:paragraph-rsid="000aac89" style:font-size-asian="15pt" style:font-size-complex="15pt"/>
    </style:style>
    <style:style style:name="T1" style:family="text">
      <style:text-properties officeooo:rsid="000a78d3"/>
    </style:style>
    <style:style style:name="T2"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text:p>
      <text:p text:style-name="P2"><text:span text:style-name="T2">QUESTIONS</text:span></text:p>
      <text:p text:style-name="P1"><text:span text:style-name="T2"/></text:p>
      <text:p text:style-name="P1"><text:span text:style-name="T2">1. What is a data type?</text:span><text:line-break/>A data type is a classification that specifies which type of value a variable can hold.<text:line-break/><text:line-break/><text:span text:style-name="T2">2. Describe the difference between Numeric and Non-numeric data types.</text:span><text:line-break/><text:span text:style-name="T2">Numeric data types</text:span></text:p>
      <text:p text:style-name="P1">are used to represent numbers, allowing for mathematical operations. Examples include integers and floating-point numbers.<text:line-break/><text:line-break/><text:span text:style-name="T2">Non-numeric data types, </text:span></text:p>
      <text:p text:style-name="P1">on the other hand, represent values that are not numbers. This includes types like strings (text), boo<text:span text:style-name="T1">l</text:span>ean (true/false values), and objects. Non-numeric types are often used for handling textual data or logical conditions.<text:line-break/><text:line-break/><text:span text:style-name="T2">3. Mention 3 examples of Numeric data types.</text:span><text:line-break/>Integer (int)<text:line-break/>Floating-point (float)<text:line-break/>Double (double)</text:p>
      <text:p text:style-name="P1"><text:span text:style-name="T2">4. Describe the 3 examples of Numeric data types.</text:span><text:line-break/><text:span text:style-name="T2">Integer (int):</text:span></text:p>
      <text:p text:style-name="P1">Represents whole numbers without fractional components. Examples include -1, 0, 42. They are used when precise values are needed, like counting items.<text:line-break/><text:line-break/><text:span text:style-name="T2">Floating-point (float):</text:span></text:p>
      <text:p text:style-name="P1"><text:span text:style-name="T2"><text:s/></text:span>Represents real numbers with fractional components, typically using a decimal point (e.g., 3.14, -0.001). They are useful for calculations that require decimal precision, such as measurements.<text:line-break/><text:line-break/><text:span text:style-name="T2">Double (double):</text:span></text:p>
      <text:p text:style-name="P1"><text:span text:style-name="T2"><text:s/></text:span>Similar to float but with double the precision. It can represent very large or very small numbers with more accuracy (e.g., 2.718281828459). It’s often used in scientific calculations where precision is critical.<text:line-break/><text:line-break/><text:soft-page-break/><text:span text:style-name="T2">5. Distinguish between suffixes and literals.</text:span><text:line-break/><text:span text:style-name="T2">Suffixes</text:span> </text:p>
      <text:p text:style-name="P1">are additional characters added to numeric literals to indicate their data type. For example, in some programming languages, adding L to a number (e.g., 42L) indicates that it is a long integer.<text:line-break/><text:line-break/><text:span text:style-name="T2">Literals </text:span></text:p>
      <text:p text:style-name="P1">are fixed values that are directly written in code. For example, 42, 3.14, and "Hello" are literals that represent an integer, a floating-point number, and a string, respectively.<text:line-break/><text:line-break/><text:span text:style-name="T2">6. What is a variable?</text:span><text:line-break/><text:span text:style-name="T2">A variable</text:span></text:p>
      <text:p text:style-name="P1">is used to store data that can be changed during the execution of a program. Variables allow programmers to write flexible and dynamic code.<text:line-break/><text:line-break/><text:span text:style-name="T2">7. Describe the concept of declaration and initializing the variable.</text:span><text:line-break/><text:span text:style-name="T2">Declaration</text:span> is the process of defining a variable’s name and its data type without necessarily assigning a value to it. For example, in many languages, you might declare an integer variable like this: int age;.<text:line-break/><text:line-break/><text:span text:style-name="T2">Initialization</text:span> is the process of assigning an initial value to a variable at the time of declaration. For example, int age = 25; declares the variable age and initializes it with the value 25.</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30T08:20:11.925000000</meta:creation-date>
    <dc:date>2024-09-30T08:33:21.935000000</dc:date>
    <meta:editing-duration>PT2M7S</meta:editing-duration>
    <meta:editing-cycles>1</meta:editing-cycles>
    <meta:document-statistic meta:table-count="0" meta:image-count="0" meta:object-count="0" meta:page-count="2" meta:paragraph-count="11" meta:word-count="374" meta:character-count="2435" meta:non-whitespace-character-count="2057"/>
    <meta:generator>LibreOffice/24.2.4.2$Windows_X86_64 LibreOffice_project/51a6219feb6075d9a4c46691dcfe0cd9c4fff3c2</meta:generator>
  </office:meta>
</office:document-meta>
</file>